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2000001C2606E5A8A.png" manifest:media-type="image/png"/>
  <manifest:file-entry manifest:full-path="Pictures/10000001000002F900000291066D09D3.png" manifest:media-type="image/png"/>
  <manifest:file-entry manifest:full-path="Pictures/1000513300005A4B00004DF8A8C68FF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" fo:font-size="28pt" officeooo:rsid="001dcc5c" officeooo:paragraph-rsid="0019024b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Lato Black" fo:font-size="48pt" officeooo:rsid="001dcc5c" officeooo:paragraph-rsid="0019024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Lato Black" fo:font-size="26pt" officeooo:rsid="001dcc5c" officeooo:paragraph-rsid="0019024b" style:font-size-asian="26pt" style:font-size-complex="26pt"/>
    </style:style>
    <style:style style:name="T1" style:family="text">
      <style:text-properties officeooo:rsid="001902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-0.1453in" svg:y="-0.0626in" svg:width="2.0091in" svg:height="1.7346in" draw:z-index="0"><draw:image xlink:href="Pictures/1000513300005A4B00004DF8A8C68FFA.svg" xlink:type="simple" xlink:show="embed" xlink:actuate="onLoad" draw:mime-type="image/svg+xml"/><draw:image xlink:href="Pictures/10000001000002F900000291066D09D3.png" xlink:type="simple" xlink:show="embed" xlink:actuate="onLoad" draw:mime-type="image/png"/></draw:frame>SKRUB WORKSHOP </text:p>
      <text:p text:style-name="P2"/>
      <text:p text:style-name="P3"><text:a xlink:type="simple" xlink:href="https://bit.ly/skrub-workshop" text:style-name="Internet_20_link" text:visited-style-name="Visited_20_Internet_20_Link">https://bit.ly/skrub-workshop</text:a></text:p>
      <text:p text:style-name="P3"/>
      <text:p text:style-name="P1">QR Code:</text:p>
      <text:p text:style-name="P1"><draw:frame draw:style-name="fr1" draw:name="Image1" text:anchor-type="char" svg:x="0.8972in" svg:y="0.2311in" svg:width="5.05in" svg:height="5.05in" draw:z-index="1"><draw:image xlink:href="Pictures/10000000000001C2000001C2606E5A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5:15:07.545947750</meta:creation-date>
    <meta:print-date>2025-01-28T15:15:26.683748645</meta:print-date>
    <meta:printed-by>PDF files</meta:printed-by>
    <dc:date>2025-01-28T15:35:25.908117319</dc:date>
    <meta:editing-duration>PT12M32S</meta:editing-duration>
    <meta:editing-cycles>1</meta:editing-cycles>
    <meta:document-statistic meta:table-count="0" meta:image-count="2" meta:object-count="0" meta:page-count="1" meta:paragraph-count="3" meta:word-count="5" meta:character-count="52" meta:non-whitespace-character-count="49"/>
    <meta:generator>LibreOffice/24.2.7.2$Linux_X86_64 LibreOffice_project/420$Build-2</meta:generator>
  </office:meta>
</office:document-meta>
</file>